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1355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1355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1355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20fab7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3135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transparent" loext:char-shading-value="0" officeooo:rsid="00406370" style:use-window-font-color="true"/>
    </style:style>
    <style:style style:family="text" style:name="T10">
      <style:text-properties officeooo:rsid="0022109e"/>
    </style:style>
    <style:style style:family="text" style:name="T11">
      <style:text-properties officeooo:rsid="00406370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10">PW - </text:span>Département d<text:span text:style-name="T11">u développement économique</text:span> - Direction <text:span text:style-name="T9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>Transmis de la décision du Collège communal</text:p>
      <text:p text:style-name="P4"/>
      <text:p text:style-name="P16"/>
      <text:p text:style-name="P14"/>
      <text:p text:style-name="P8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es implantations commerciales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1">Nous vous en souhaitons bonne réception et nous vous prions d'agréer, <text:span text:style-name="T7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1355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1355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1355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20fab7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3135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transparent" loext:char-shading-value="0" officeooo:rsid="00406370" style:use-window-font-color="true"/>
    </style:style>
    <style:style style:family="text" style:name="T10">
      <style:text-properties officeooo:rsid="0022109e"/>
    </style:style>
    <style:style style:family="text" style:name="T11">
      <style:text-properties officeooo:rsid="00406370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10">PW - </text:span>Département d<text:span text:style-name="T11">u développement économique</text:span> - Direction <text:span text:style-name="T9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>Transmis de la décision du Collège communal</text:p>
      <text:p text:style-name="P4"/>
      <text:p text:style-name="P16"/>
      <text:p text:style-name="P14"/>
      <text:p text:style-name="P8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es implantations commerciales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1">Nous vous en souhaitons bonne réception et nous vous prions d'agréer, <text:span text:style-name="T7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1355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1355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1355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20fab7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3135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transparent" loext:char-shading-value="0" officeooo:rsid="00406370" style:use-window-font-color="true"/>
    </style:style>
    <style:style style:family="text" style:name="T10">
      <style:text-properties officeooo:rsid="0022109e"/>
    </style:style>
    <style:style style:family="text" style:name="T11">
      <style:text-properties officeooo:rsid="00406370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10">PW - </text:span>Département d<text:span text:style-name="T11">u développement économique</text:span> - Direction <text:span text:style-name="T9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>Transmis de la décision du Collège communal</text:p>
      <text:p text:style-name="P4"/>
      <text:p text:style-name="P16"/>
      <text:p text:style-name="P14"/>
      <text:p text:style-name="P8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es implantations commerciales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1">Nous vous en souhaitons bonne réception et nous vous prions d'agréer, <text:span text:style-name="T7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1355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1355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1355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20fab7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1355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3135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transparent" loext:char-shading-value="0" officeooo:rsid="00406370" style:use-window-font-color="true"/>
    </style:style>
    <style:style style:family="text" style:name="T10">
      <style:text-properties officeooo:rsid="0022109e"/>
    </style:style>
    <style:style style:family="text" style:name="T11">
      <style:text-properties officeooo:rsid="00406370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10">PW - </text:span>Département d<text:span text:style-name="T11">u développement économique</text:span> - Direction <text:span text:style-name="T9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>Transmis de la décision du Collège communal</text:p>
      <text:p text:style-name="P4"/>
      <text:p text:style-name="P16"/>
      <text:p text:style-name="P14"/>
      <text:p text:style-name="P8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es implantations commerciales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1">Nous vous en souhaitons bonne réception et nous vous prions d'agréer, <text:span text:style-name="T7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53.596284492</dc:date>
    <dc:language>fr-FR</dc:language>
    <meta:editing-cycles>166</meta:editing-cycles>
    <meta:editing-duration>P2DT5H29M41S</meta:editing-duration>
    <meta:document-statistic meta:table-count="1" meta:image-count="0" meta:object-count="0" meta:page-count="1" meta:paragraph-count="14" meta:word-count="117" meta:character-count="886" meta:non-whitespace-character-count="798"/>
    <meta:user-defined meta:name="Info 1"/>
    <meta:user-defined meta:name="Info 2"/>
    <meta:user-defined meta:name="Info 3"/>
    <meta:user-defined meta:name="Info 4"/>
  </office:meta>
</office:document-meta>
</file>